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myriad-pro" svg:font-family="myriad-pro, sans-serif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iplomStyle">
      <style:paragraph-properties fo:margin-left="0in" fo:margin-right="0in" fo:text-indent="0in" style:auto-text-indent="false"/>
    </style:style>
    <style:style style:name="P2" style:family="paragraph" style:parent-style-name="Text_20_body">
      <style:text-properties fo:language="uk" fo:country="UA"/>
    </style:style>
    <style:style style:name="P3" style:family="paragraph" style:parent-style-name="DiplomStyle">
      <style:text-properties fo:language="en" fo:country="GB"/>
    </style:style>
    <style:style style:name="P4" style:family="paragraph" style:parent-style-name="Heading_20_2">
      <style:text-properties fo:language="uk" fo:country="UA"/>
    </style:style>
    <style:style style:name="P5" style:family="paragraph" style:parent-style-name="Heading_20_3">
      <style:text-properties fo:language="uk" fo:country="UA"/>
    </style:style>
    <style:style style:name="P6" style:family="paragraph" style:parent-style-name="Heading_20_1">
      <style:text-properties fo:language="uk" fo:country="UA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language="uk" fo:country="UA"/>
    </style:style>
    <style:style style:name="P9" style:family="paragraph" style:parent-style-name="DiplomStyle" style:list-style-name="L1"/>
    <style:style style:name="P10" style:family="paragraph" style:parent-style-name="DiplomStyle">
      <style:paragraph-properties>
        <style:tab-stops>
          <style:tab-stop style:position="6.1925in" style:type="right" style:leader-style="dotted" style:leader-text="."/>
        </style:tab-stops>
      </style:paragraph-properties>
    </style:style>
    <style:style style:name="P11" style:family="paragraph" style:parent-style-name="DiplomStyle" style:list-style-name="L2"/>
    <style:style style:name="P12" style:family="paragraph" style:parent-style-name="DiplomStyle">
      <style:paragraph-properties fo:text-align="start" style:justify-single-word="false"/>
    </style:style>
    <style:style style:name="P13" style:family="paragraph" style:parent-style-name="DiplomStyle">
      <style:paragraph-properties fo:text-align="start" style:justify-single-word="false"/>
      <style:text-properties fo:language="uk" fo:country="UA"/>
    </style:style>
    <style:style style:name="P14" style:family="paragraph" style:parent-style-name="DiplomStyle" style:list-style-name="L3"/>
    <style:style style:name="P15" style:family="paragraph" style:parent-style-name="DiplomStyle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Heading_20_4">
      <style:paragraph-properties fo:text-align="start" style:justify-single-word="false"/>
    </style:style>
    <style:style style:name="P18" style:family="paragraph" style:parent-style-name="Heading_20_4">
      <style:text-properties fo:language="uk" fo:country="UA"/>
    </style:style>
    <style:style style:name="P19" style:family="paragraph" style:parent-style-name="Heading_20_4">
      <style:paragraph-properties fo:text-align="start" style:justify-single-word="false"/>
      <style:text-properties fo:language="en" fo:country="GB"/>
    </style:style>
    <style:style style:name="P20" style:family="paragraph" style:parent-style-name="Heading_20_4">
      <style:paragraph-properties fo:text-align="start" style:justify-single-word="false" fo:break-before="page"/>
    </style:style>
    <style:style style:name="P21" style:family="paragraph" style:parent-style-name="Heading_20_5">
      <style:text-properties fo:language="uk" fo:country="UA"/>
    </style:style>
    <style:style style:name="P22" style:family="paragraph" style:parent-style-name="Heading_20_5">
      <style:paragraph-properties fo:text-align="start" style:justify-single-word="false"/>
      <style:text-properties fo:language="uk" fo:country="UA"/>
    </style:style>
    <style:style style:name="P23" style:family="paragraph" style:parent-style-name="Heading_20_5">
      <style:text-properties fo:language="en" fo:country="GB"/>
    </style:style>
    <style:style style:name="T1" style:family="text">
      <style:text-properties fo:language="uk" fo:country="UA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GB"/>
    </style:style>
    <style:style style:name="T5" style:family="text">
      <style:text-properties fo:font-variant="normal" fo:text-transform="none" fo:color="#000000" style:font-name="Times New Roman" fo:font-size="14pt" fo:letter-spacing="normal" fo:language="en" fo:country="GB" fo:font-style="normal" fo:font-weight="normal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</text:sequence-decls>
      <text:table-of-content text:style-name="Sect1" text:protected="true" text:name="Table of Contents1">
        <text:table-of-content-source text:outline-level="10">
          <text:index-title-template text:style-name="Simple_20_Heading">Зміст</text:index-title-template>
          <text:table-of-content-entry-template text:outline-level="1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Simple_20_Heading">Зміст</text:p>
          </text:index-title>
          <text:p text:style-name="P10">Вступ<text:tab/>4</text:p>
          <text:p text:style-name="P10">Постановка задачі<text:tab/>6</text:p>
          <text:p text:style-name="P10">1. Огляд предметної галузі<text:tab/>7</text:p>
          <text:p text:style-name="P10">1. 1. Основні теоретичні відомості<text:tab/>7</text:p>
          <text:p text:style-name="P10">1. 1. 1. Розробка веб — застосунків<text:tab/>7</text:p>
          <text:p text:style-name="P10">1. 1. 2. Проведення олімпіад з основних предметів<text:tab/>8</text:p>
          <text:p text:style-name="P10">1. 1. 3. Використані технології<text:tab/>9</text:p>
          <text:p text:style-name="P10">1. 1. 3. 1. PHP<text:tab/>9</text:p>
          <text:p text:style-name="P10">1. 1. 3. 1. 1. Історія розвитку<text:tab/>9</text:p>
          <text:p text:style-name="P10">1. 1. 3. 1. 2. Основні відомості<text:tab/>9</text:p>
          <text:p text:style-name="P10">1. 1. 3. 2. MySQL<text:tab/>10</text:p>
          <text:p text:style-name="P10">1. 1. 3. 2. 1. Базові відомості<text:tab/>10</text:p>
          <text:p text:style-name="P10">1. 1. 3. 2. 2. Розвиток та використання<text:tab/>10</text:p>
          <text:p text:style-name="P10">1. 1. 3. 2. 3. Альтернативи<text:tab/>11</text:p>
          <text:p text:style-name="P10">1. 1. 3. 3. JavaScript<text:tab/>11</text:p>
          <text:p text:style-name="P10">1. 1. 3. 4. CSS<text:tab/>11</text:p>
          <text:p text:style-name="P10">1. 1. 3. 5. HTML5<text:tab/>12</text:p>
          <text:p text:style-name="P10">1. 2. Використані інструменти<text:tab/>12</text:p>
          <text:p text:style-name="P10">1. 2. 1. NPM(Node Package Manager) <text:tab/>12</text:p>
          <text:p text:style-name="P10">1. 2. 2. XAMPP<text:tab/>12</text:p>
          <text:p text:style-name="P10">1. 2. 3. Gulp<text:tab/>12</text:p>
          <text:p text:style-name="P10">1. 2. 4. Бібліотека CKEDITOR<text:tab/>12</text:p>
          <text:p text:style-name="P10">1. 2. 4. PubSub<text:tab/>12</text:p>
          <text:p text:style-name="P10">1. 3. Архітектура проекту<text:tab/>12</text:p>
          <text:p text:style-name="P10">1. 3. 1. Архітектура бази даних<text:tab/>12</text:p>
          <text:p text:style-name="P10">1. 3. 1. 1. Реляційна БД MySql<text:tab/>12</text:p>
          <text:p text:style-name="P10">1. 3. 2. Архітектура програми<text:tab/>12</text:p>
          <text:p text:style-name="P10"><text:soft-page-break/>1. 3. 2. 1. PHP<text:tab/>12</text:p>
          <text:p text:style-name="P10">1. 3. 2. 2. JS<text:tab/>12</text:p>
          <text:p text:style-name="P10">1. 3. 2. 2. 1. ES6<text:tab/>12</text:p>
          <text:p text:style-name="P10">1. 3. 2. 2. 2. jQuery<text:tab/>12</text:p>
          <text:p text:style-name="P10">1. 3. 2. 3. CSS<text:tab/>12</text:p>
          <text:p text:style-name="P10">1. 3. 2. 3. 1. SCSS<text:tab/>12</text:p>
          <text:p text:style-name="P10">2. Розробка веб - застосунку<text:tab/>13</text:p>
          <text:p text:style-name="P10">2. 1. Структура програми<text:tab/>13</text:p>
          <text:p text:style-name="P10">2. 2. 1. Модульний підхід<text:tab/>13</text:p>
          <text:p text:style-name="P10">2. 2. 2. Опис структури програми<text:tab/>13</text:p>
          <text:p text:style-name="P10">2. 2. 2. 1. Опис сторінки<text:tab/>13</text:p>
          <text:p text:style-name="P10">2. 2. Основні можливості<text:tab/>13</text:p>
          <text:p text:style-name="P10">2. 2. 2. Ролі<text:tab/>13</text:p>
          <text:p text:style-name="P10">2. 2. 2. 1. Адміністратор<text:tab/>13</text:p>
          <text:p text:style-name="P10">2. 2. 2. 2. Координатор<text:tab/>13</text:p>
          <text:p text:style-name="P10">2. 2. 2. 3. Тренер<text:tab/>13</text:p>
          <text:p text:style-name="P10">2. 2. 2. 4. Користувач<text:tab/>13</text:p>
          <text:p text:style-name="P10">2. 2. 3. Можливості сайту<text:tab/>13</text:p>
          <text:p text:style-name="P10">2. 2. 3. 1. Реєстрація користувачів<text:tab/>13</text:p>
          <text:p text:style-name="P10">2. 2. 3. 2. Особистий кабінет<text:tab/>13</text:p>
          <text:p text:style-name="P10">2. 2. 3. 3. Форма зворотнього зв'язку<text:tab/>13</text:p>
          <text:p text:style-name="P10">2. 2. 3. 4. Управління олімпіадами<text:tab/>13</text:p>
          <text:p text:style-name="P10">2. 2. 4. Режим редагування<text:tab/>14</text:p>
          <text:p text:style-name="P10">2. 3. Приклад використання<text:tab/>14</text:p>
          <text:p text:style-name="P10">2. 4. Керівництво з експлуатації<text:tab/>14</text:p>
          <text:p text:style-name="P10">2. 4. 1. Реєстрація координаторів<text:tab/>14</text:p>
          <text:p text:style-name="P10">2. 4. 2. Реєстрація тренерів<text:tab/>14</text:p>
          <text:p text:style-name="P10">2. 4. 3. Реєстрація для участі в олімпіаді<text:tab/>14</text:p>
          <text:p text:style-name="P10">2. 4. 4. Користування режимом редагування<text:tab/>14</text:p>
          <text:p text:style-name="P10"><text:soft-page-break/>Висновки<text:tab/>14</text:p>
          <text:p text:style-name="P10">Список літератури<text:tab/>14</text:p>
          <text:p text:style-name="P10">Додатки<text:tab/>14</text:p>
        </text:index-body>
      </text:table-of-content>
      <text:h text:style-name="Heading_20_1" text:outline-level="1"/>
      <text:h text:style-name="P7" text:outline-level="1">Вступ</text:h>
      <text:p text:style-name="DiplomStyle">З розвитком інформаційних технологій з'явилас<text:span text:style-name="T1">ь</text:span> маса нових можливостей: від онлайн - тестування до повноцінного дистанційного навчання. У сучасному світі з'являється все більше Web-ресурсів. Свої сторінки в Інтернеті мають всі: державні установи, різні компанії, <text:span text:style-name="T1">університети, школи</text:span>. <text:span text:style-name="T1">Кожен</text:span>, <text:span text:style-name="T1">хто</text:span> прагне бути конкурентоспроможним, мати ефективну систему роботи з інформацією для забезпечення внутрішніх потреб установи, а також оперативного надання необхідної інформації організаціям і <text:span text:style-name="T1">широкій</text:span> громадськості, <text:span text:style-name="T1">зустрічається</text:span> з проблемою створення свого інтернет ресурсу, Web-сайту. Справжній сайт <text:span text:style-name="T1">центру олімпіад</text:span> повинен бути "живим". Саме тут можна повідомити все, що може виявитися корисним або цікавим для <text:span text:style-name="T1">студентів та школярів, які потенційно можуть бути учасниками, а також надати відповідну інформацію їх тренерам, методистам та батькам.</text:span></text:p>
      <text:p text:style-name="DiplomStyle">У дипломній роботі ми зробили спробу розібратися в тому, що нам необхідно знати і вміти для створення Web-<text:span text:style-name="T1">сторінок</text:span>, яке програмне забезпечення є <text:span text:style-name="T1">інструментом для</text:span> створення Web-<text:span text:style-name="T1">застосунків</text:span> і як ефективно <text:span text:style-name="T1">з ним працювати</text:span>. Крім цього нам буде потріб<text:span text:style-name="T1">ен</text:span> будь-який браузер, наприклад <text:span text:style-name="T4">Google Chrome</text:span>. Web-сторінки, <text:span text:style-name="T1">поєднують у</text:span> собі <text:span text:style-name="T1">різноманітні</text:span> <text:span text:style-name="T1">типи</text:span> інформації: текст, <text:span text:style-name="T1">графічні зображення</text:span>, відео, <text:span text:style-name="T1">таблиці та ін.</text:span> Від <text:span text:style-name="T1">якості створеної</text:span> Web-<text:span text:style-name="T1">сторінки</text:span>, <text:span text:style-name="T1">досить сильно залежить її успіх у всесвітній мережі</text:span>. <text:span text:style-name="T1">Зазвичай користувачі віддають перевагу тим </text:span>Web-<text:span text:style-name="T1">застосункам</text:span>, які мають стильне, <text:span text:style-name="T1">приємне та легке</text:span> оформлення, не обтяжені анімацією <text:span text:style-name="T1">та рекламою</text:span>, <text:span text:style-name="T1">досить</text:span> швидко завантажуються і правильно відображаються <text:span text:style-name="T1">на будь-якому типі пристрою</text:span>. </text:p>
      <text:p text:style-name="P1"/>
      <text:p text:style-name="DiplomStyle">Web-сайт <text:span text:style-name="T1">олімпіадного центру</text:span> не повинен бути тільки особистою справою його творця, <text:span text:style-name="T1">він</text:span> передбачає роботу організованої команди людей, зацікавлених у підтримці функціонування і розвитку цього ресурсу протягом <text:soft-page-break/><text:span text:style-name="T1">тривалого</text:span> часу.</text:p>
      <text:p text:style-name="DiplomStyle">Основним методом дослідження є вивчення та аналіз існуючих сайтів. Наукова новизна і теоретична значущість дослідження полягає у виділенні і систематизації методики розробки сайту. Практична значимість дослідження полягає в тому, що на основі отриманих результатів досліджені критерії та методика розробки веб-сайту, <text:span text:style-name="T1">а також можливість використання сайту центром олімпіад при Дніпропетровському Національному Університеті.</text:span></text:p>
      <text:h text:style-name="P8" text:outline-level="1">Постановка задачі</text:h>
      <text:p text:style-name="DiplomStyle">Мет<text:span text:style-name="T1">ою</text:span> дипломної роботи <text:span text:style-name="T1">є</text:span> <text:span text:style-name="T1">в</text:span>изначити методику створення <text:span text:style-name="T1">та</text:span> підтримки Web-сайту <text:span text:style-name="T1">регіонального олімпіадного центру</text:span>. Відповідно до мети дослідження сформульовано такі завдання:</text:p>
      <text:p text:style-name="DiplomStyle">- <text:span text:style-name="T1">розкрити технічні та</text:span> функціональні можливості Web-<text:span text:style-name="T1">застосунків</text:span> <text:span text:style-name="T1">та</text:span> їх застосування;</text:p>
      <text:p text:style-name="DiplomStyle">- <text:span text:style-name="T1">розкрити</text:span> методичні та педагогічні аспекти розробки <text:span text:style-name="T1">олімпіадного</text:span> Web-<text:span text:style-name="T1">застосунку</text:span>;</text:p>
      <text:p text:style-name="DiplomStyle">- розробити Web-<text:span text:style-name="T1">застосунок</text:span> <text:span text:style-name="T1">регіонального центру олімпіад</text:span>.</text:p>
      <text:p text:style-name="DiplomStyle">-надати можливість подальшої підтримки сайту</text:p>
      <text:p text:style-name="P1"/>
      <text:p text:style-name="DiplomStyle">У дипломній роботі розглянуті <text:span text:style-name="T1">сучасні</text:span> питання розробки, створення <text:span text:style-name="T1">та дизайну</text:span> <text:span text:style-name="T1">сторінок</text:span> Web-<text:span text:style-name="T1">застосунків, роботи з базами даних, серверними та клієнтськими мовами програмування.</text:span></text:p>
      <text:p text:style-name="P1"/>
      <text:p text:style-name="DiplomStyle"><text:span text:style-name="T1">Для досягнення мети були зроблені наступні кроки</text:span>:</text:p>
      <text:p text:style-name="DiplomStyle">- <text:span text:style-name="T1">ознайомлення зі специфікою проведення олімпіад, дослідження даної предметної області;</text:span></text:p>
      <text:p text:style-name="DiplomStyle">- <text:span text:style-name="T1">детальне ознайомлення</text:span> з <text:span text:style-name="T1">передовими</text:span> Інтернет - технологіями і їх використання<text:span text:style-name="T1">м</text:span> в розробці Web<text:span text:style-name="T1">-застосунків</text:span>;</text:p>
      <text:p text:style-name="DiplomStyle">- вивчення програмн<text:span text:style-name="T1">их інструментів</text:span>, <text:span text:style-name="T1">які</text:span> <text:span text:style-name="T1">використовуються</text:span> для розробки і створення Web-<text:span text:style-name="T1">застосунків</text:span>;</text:p>
      <text:p text:style-name="DiplomStyle">- <text:span text:style-name="T1">вираження</text:span> <text:span text:style-name="T1">підходів</text:span> <text:span text:style-name="T1">та</text:span> способів подання на Web-сторінках різних видів інформаці<text:span text:style-name="T1">ї</text:span>;</text:p>
      <text:p text:style-name="DiplomStyle">- ознайомлення з основними правилами і рекомендаціями по розробці і створенню Web-сайтів і <text:span text:style-name="T1">їх</text:span> дотримання на практиці;</text:p>
      <text:p text:style-name="DiplomStyle">- визначення структури Web-сторінок <text:span text:style-name="T1">сайту</text:span>;</text:p>
      <text:p text:style-name="DiplomStyle"><text:span text:style-name="T1">- вибір стратегії <text:s/>розробки, створення та підтримки Web-застосунку.</text:span></text:p>
      <text:p text:style-name="P16"><text:span text:style-name="T1"/></text:p>
      <text:h text:style-name="Heading_20_1" text:outline-level="1"><text:span text:style-name="T1">1. Огляд</text:span><text:span text:style-name="T2"> </text:span><text:span text:style-name="T1">предметної галузі</text:span></text:h>
      <text:p text:style-name="DiplomStyle"><text:span text:style-name="T1">Вивчення та моделювання предметної області є одним з найбільш важливих етапів від успіху якого може залежити успіх усього проекту. Предметна галузь даної роботи торкається багатьох сфер діяльності людини: від звичайного навчання у школі до розробки архітектури високонавантажених застосунків, приділяючи увагу специфіці інформації — однією з основних задач є її систематизація та впорядкування. </text:span></text:p>
      <text:h text:style-name="Heading_20_2" text:outline-level="2"><text:span text:style-name="T1">1. 1. </text:span>Основні <text:span text:style-name="T1">теоретичні </text:span>відомості</text:h>
      <text:h text:style-name="Heading_20_3" text:outline-level="3">1. 1. 1. <text:span text:style-name="T1">Розробка веб </text:span><text:span text:style-name="T4">—</text:span><text:span text:style-name="T1"> застосунків</text:span></text:h>
      <text:p text:style-name="DiplomStyle"><text:span text:style-name="T1">В останні роки, Інтернет все більше і більше вкоренився в нашому повсякденному житті. Ми використовуємо його для всього, від онлайн - покупок, банківської справи до читати щоденних новин. Попит на веб-розробку є настільки ж високим, як і власне кількість сайтів у всесвітній павутині, і обсяг того, що розробники можуть зробити величезний. За останні десятиріччя веб — розробка розвивалась дуже стрімко, з ростом потужності персональних комп</text:span><text:span text:style-name="T4">'</text:span><text:span text:style-name="T1">ютерів кожен час з</text:span><text:span text:style-name="T4">'</text:span><text:span text:style-name="T1">являлись все нові і нові тенденції. Також величезним поштовхом став бум смартфонів, електронних помічників та інших компактних девайсів, які кожен з нас зараз носить у своїй кишені. Але що ж таке сучасна веб — розробка? Відповідь на це питання не може бути однозначною, але умовно веб — розробку можна поділити на декілька основних частин, або ж етапів:</text:span></text:p>
      <text:list xml:id="list1484788838766512537" text:style-name="L1">
        <text:list-item>
          <text:p text:style-name="P9"><text:span text:style-name="T1">Ознайомлення з предметною областю для якої створюється веб-застосунок</text:span></text:p>
        </text:list-item>
        <text:list-item>
          <text:p text:style-name="P9"><text:span text:style-name="T1">Вибір стеку технологій, що будуть використовуватись при розробці</text:span></text:p>
        </text:list-item>
        <text:list-item>
          <text:p text:style-name="P9"><text:span text:style-name="T1">Створення дизайну проекту та макетів сторінок відповідно до нього </text:span></text:p>
        </text:list-item>
        <text:list-item>
          <text:p text:style-name="P9"><text:soft-page-break/><text:span text:style-name="T1">Закладання базової архітектури</text:span></text:p>
        </text:list-item>
        <text:list-item>
          <text:p text:style-name="P9"><text:span text:style-name="T1">Розробка модулів застосунку</text:span></text:p>
        </text:list-item>
        <text:list-item>
          <text:p text:style-name="P9"><text:span text:style-name="T1">Тестування</text:span></text:p>
        </text:list-item>
        <text:list-item>
          <text:p text:style-name="P9"><text:span text:style-name="T1">Доставка та підтримка готового продукту</text:span></text:p>
        </text:list-item>
      </text:list>
      <text:p text:style-name="DiplomStyle"><text:span text:style-name="T1">Звичайно ж кожен з перерахованих пунктів можна продовжувати ділити на більш деталізовані групи, що показує наскільки насправді складною системою є сучасна розробка.</text:span></text:p>
      <text:h text:style-name="P5" text:outline-level="3">1. 1. 2. Проведення олімпіад з основних предметів</text:h>
      <text:p text:style-name="DiplomStyle"><text:span text:style-name="T1">Розвиток інтернет — технологій змінює наш світ, ці зміни торкаються майже усього, про що тільки можна подумати. Більшість з того, що раніше займало досить багато часу — зараз можна зробити у декілька натискань миші. Це стосується і проведення олімпіад, яке на даному етапі свого розвитку майже повністю комп</text:span><text:span text:style-name="T4">'</text:span><text:span text:style-name="T1">ютеризоване. Розглядаючи типову олімпіаду можна виділити декілька основних етапів її “розвитку”: складання плану, нормативних актів, регламенту та інших документів стосовно олімпіади, призначення осіб, відповідальних за їх дотримання, а також проведення олімпіади, оголошення олімпіади та розповсюдження інформації про неї, реєстрація учасників, тренерів, координаторів та інших осіб. Далі зазвичай йде проведення самої олімпіади, перевірка результатів та оголошення переможців. Однією з основних цілей для подальшого розвитку можна вважати повну автоматизацію процесів, що супроводжують проведення олімпіади та спрощення роботи людей, що приймають у цьому участь, а саме :</text:span></text:p>
      <text:list xml:id="list8982667639165472890" text:style-name="L2">
        <text:list-item>
          <text:p text:style-name="P11"><text:span text:style-name="T1">Публікацю, або ж розміщення інформації про олімпіаду у мережі</text:span></text:p>
        </text:list-item>
        <text:list-item>
          <text:p text:style-name="P11"><text:span text:style-name="T1">Можливість онлайн - реєстрації учасників та їх тренерів</text:span></text:p>
        </text:list-item>
        <text:list-item>
          <text:p text:style-name="P11"><text:span text:style-name="T1">Оголошення результатів, розповсюдження інформаційних матеріалів, завдань, регламенту проведення олімпіад та багато іншого</text:span></text:p>
        </text:list-item>
        <text:list-item>
          <text:p text:style-name="P11"><text:span text:style-name="T1">Зберігання інформації про проведені олімпіади, їх “архівація”</text:span></text:p>
        </text:list-item>
      </text:list>
      <text:h text:style-name="P5" text:outline-level="3"><text:soft-page-break/>1. 1. 3. Використані технології</text:h>
      <text:h text:style-name="P17" text:outline-level="4">1. 1. <text:span text:style-name="T1">3</text:span>. 1. <text:span text:style-name="T4">PHP</text:span></text:h>
      <text:p text:style-name="P12">Що таке PHP? PHP, ймовірно, є <text:span text:style-name="T1">однією з</text:span> найбільш популярн<text:span text:style-name="T1">их скриптових мов програмування</text:span> <text:span text:style-name="T1">у </text:span><text:span text:style-name="T4">WEB </text:span><text:span text:style-name="T1">розробці.</text:span> PHP відом<text:span text:style-name="T1">а</text:span> як сервер<text:span text:style-name="T1">на</text:span> мов<text:span text:style-name="T1">а</text:span> тому, що <text:span text:style-name="T1">вона</text:span> <text:span text:style-name="T1">в</text:span>иконується не на вашому комп'ютері, а <text:span text:style-name="T1">на сервері, з якого ви запросили сторінку</text:span>. Результати <text:s/><text:span text:style-name="T1">її роботи </text:span>потім переда<text:span text:style-name="T1">ються</text:span> вам <text:span text:style-name="T1">для відображення у </text:span>браузері <text:span text:style-name="T1">чи будь-якій іншій обробці на вашій стороні.</text:span></text:p>
      <text:h text:style-name="P21" text:outline-level="5">1. 1. 3. 1. 1. Історія розвитку</text:h>
      <text:p text:style-name="DiplomStyle"><text:span text:style-name="T1">Найбільш популярне пояснення назви PHP є «Hypertext Pre-</text:span><text:span text:style-name="T4">Processor</text:span><text:span text:style-name="T1">». Альтернативне пояснення полягає в тому, що початкові букви походять з ранньої версії програми, яка мала назву «Personal Home Page». Так ви хоча б отримуєте літери «PHP» в правильному порядку.</text:span></text:p>
      <text:p text:style-name="DiplomStyle"><text:span text:style-name="T1">PHP був написаний на мові програмування C Расмусом Лердорфом в 1994 році для використання в моніторингу його резюме і пов'язану з ними особистою інформацією. З цієї причини, PHP спочатку мав назву «Personal Home Page». Лердорф поєднав PHP з його власним інтерпретатором, випустивши дане поєднання публічно під назвою PHP / FI (зазвичай згадується як PHP 2.0) 8 червня 1995р. Двоє програмістів, Зів Сураські і Енді Гатманс, перебудовали ядро </text:span><text:span text:style-name="T4">P</text:span><text:span text:style-name="T1">НР, випустивши оновлений результат PHP / FI 2 в 1997 році, разом з другою версією абревіатура була офіційно змінена на PHP: Hypertext Preprocessor, яка більше не зазнавала змін.</text:span></text:p>
      <text:h text:style-name="P21" text:outline-level="5">1. 1. 3. 1. 2. Основні відомості</text:h>
      <text:p text:style-name="DiplomStyle"><text:span text:style-name="T1">PHP являє собою «HTML-вбудовану мову сценаріїв», в основному використовується для динамічних веб-додатків. Перша частина цього визначення означає, що PHP код може бути упереміш з HTML, що робить його простим для створення динамічних частин веб-сторінок, що компілюються “на льоту”. Як мова сценаріїв, PHP код вимагає присутності PHP процесора. PHP переймає більшу частину його синтаксису від C, Java і Perl. Це технологія з </text:span><text:soft-page-break/><text:span text:style-name="T1">відкритим вихідним кодом, яка працює на більшості операційних систем, а також з більшістю веб-серверів.</text:span></text:p>
      <text:p text:style-name="Standard"><text:span text:style-name="T1"/></text:p>
      <text:h text:style-name="P17" text:outline-level="4"><text:span text:style-name="T1">1. 1. 3. 2. </text:span><text:span text:style-name="T4">MySQL</text:span></text:h>
      <text:p text:style-name="P13">Більшість веб-проектів окрім статичної інформації, яка знаходиться вперемішку с <text:span text:style-name="T4">HTML, </text:span>тобто прямо на сторінках, також мають спеціальні сховища для зберігання інформації — бази даних. База даних являє собою структурований набір даних. Це може бути що завгодно, від простого списку <text:s/>ваших покупок в інтернет-магазині до величезної кількості інформації, яку зберігають корпоративній мережі. Для додавання, доступу і обробки даних, що зберігаються в комп'ютерній базі даних, необхідна система управління базами даних, таких як MySQL Server.</text:p>
      <text:h text:style-name="P22" text:outline-level="5">1. 1. 3. 2. 1. Базові відомості</text:h>
      <text:p text:style-name="DiplomStyle"><text:span text:style-name="T1">MySQL є найбільш популярною реляційною базою даних з відкритим вихідним кодом в світі.</text:span></text:p>
      <text:p text:style-name="DiplomStyle"><text:span text:style-name="T1">Реляційна база даних зберігає дані в окремих таблицях, замість того, щоб складати все в одну велику сутність. Логічна модель, з такими об'єктами, як бази даних, таблиці, уявлення, рядкі і стовпці пропонує досить гнучкі можливості для програмування. Ви встановлюєте правила, що регулюють відносини між різними полями даних. База даних забезпечує дотримання цих правил так, що з добре спроектованою базою даних, ваш веб - додаток не зустрічається з непослідовними, дублюючимися, застарілими або відсутніми даними.</text:span></text:p>
      <text:h text:style-name="P22" text:outline-level="5">1. 1. 3. 2. 2. Розвиток та використання</text:h>
      <text:p text:style-name="DiplomStyle"><text:span text:style-name="T1">SQL частина «MySQL» позначає «Structured Query Language». SQL є найбільш поширеною стандартизованою мовою, що використовується для доступу до баз даних. Залежно від середовища програмування, </text:span><text:span text:style-name="T4">SQL </text:span><text:span text:style-name="T1">код можна ввести безпосередньо (наприклад, для створення вибірки), вбудовувати SQL </text:span><text:soft-page-break/><text:span text:style-name="T1">запити в код на іншій мові, або використовувати API для конкретної мови, який приховує синтаксис SQL.</text:span></text:p>
      <text:p text:style-name="DiplomStyle"><text:span text:style-name="T1">SQL визначається ANSI / ISO SQL стандарту. Стандарт SQL еволюціонує з 1986 року і існує кілька версій. Так «SQL-92» відноситься до стандарту, випущеному в 1992 році, «SQL: 1999» відноситься до стандарту, випущеному в 1999 році, і «SQL: 2003» відноситься до поточної версії стандарту. Ми використовуємо вираз «стандартний SQL», що означає поточну версію SQL Standard в будь-який час.</text:span></text:p>
      <text:p text:style-name="DiplomStyle"><text:span text:style-name="T1">Зазвичай </text:span><text:span text:style-name="T4">MySql </text:span><text:span text:style-name="T1">використовують у більшості веб-додатків, де є необхідність зберігати досить складні за структурою дані, які мають багато зв</text:span><text:span text:style-name="T4">'</text:span><text:span text:style-name="T1">язків між собою.</text:span></text:p>
      <text:h text:style-name="P22" text:outline-level="5">1. 1. 3. 2. 3. Альтернативи</text:h>
      <text:p text:style-name="DiplomStyle"><text:span text:style-name="T1">Серед величезної кількості різноманітних баз даних можна виділити декілька основних конкурентноспроможних альтернатив:</text:span></text:p>
      <text:list xml:id="list8857584097794652927" text:style-name="L3">
        <text:list-item>
          <text:p text:style-name="P14"><text:span text:style-name="T4">MariaDB - </text:span><text:span text:style-name="T1">я</text:span><text:span text:style-name="T4">кщо є якась альтернатива для заміни MySQL, </text:span><text:span text:style-name="T1">то</text:span><text:span text:style-name="T4"> це MariaDB, як</text:span><text:span text:style-name="T1">а</text:span><text:span text:style-name="T4"> бу</text:span><text:span text:style-name="T1">ла</text:span><text:span text:style-name="T4"> створен</text:span><text:span text:style-name="T1">а</text:span><text:span text:style-name="T4"> розробниками MySQL. Зокрема, MariaDB являє собою </text:span><text:span text:style-name="T1">сервер бази даних</text:span><text:span text:style-name="T4"> </text:span><text:span text:style-name="T1">с</text:span><text:span text:style-name="T4"> замінами для MySQL. </text:span><text:span text:style-name="T1">Вона</text:span><text:span text:style-name="T4"> </text:span><text:span text:style-name="T1">широко</text:span><text:span text:style-name="T4"> використовується такими популярними </text:span><text:span text:style-name="T1">гігантами</text:span><text:span text:style-name="T4"> як Google, Facebook і навіть Вікіпедія.</text:span></text:p>
        </text:list-item>
        <text:list-item>
          <text:p text:style-name="P14"><text:span text:style-name="T5">Postgre SQL є ще </text:span><text:span text:style-name="T6">однією </text:span><text:span text:style-name="T5">альтернатив</text:span><text:span text:style-name="T6">ою </text:span><text:span text:style-name="T5">MySQL </text:span><text:span text:style-name="T6">з</text:span><text:span text:style-name="T5"> відкритим вихідним кодом </text:span><text:span text:style-name="T6">та</text:span><text:span text:style-name="T5"> більш ніж 15 рок</text:span><text:span text:style-name="T6">ами</text:span><text:span text:style-name="T5"> активного розвитку. Це рішення також ACID </text:span><text:span text:style-name="T6">сумісне</text:span><text:span text:style-name="T5"> (ACID </text:span><text:span text:style-name="T6">-</text:span><text:span text:style-name="T5"> атомарность, узгодженість, ізоляція, довговічність). </text:span><text:span text:style-name="T6">До основних плюсів </text:span><text:span text:style-name="T5">Postgre SQL </text:span><text:span text:style-name="T6">можна віднести досить великий спектр налаштувань.</text:span></text:p>
        </text:list-item>
        <text:list-item>
          <text:p text:style-name="P14"><text:span text:style-name="T7">SQLite – </text:span><text:span text:style-name="T6">одна з найбіль розповсюджених баз даних у світі, яка замикає наш список альтернатив </text:span><text:span text:style-name="T7">MySQL. </text:span><text:span text:style-name="T6">Основною перевагою </text:span><text:span text:style-name="T7">SQLite </text:span><text:span text:style-name="T6">є ефективне використання простору, невеликий код та відсутність необхідності технічного обслуговування від адміністратора бази даних.</text:span></text:p>
        </text:list-item>
      </text:list>
      <text:h text:style-name="P20" text:outline-level="4"><text:span text:style-name="T1">1. 1. 3. </text:span><text:span text:style-name="T4">3</text:span><text:span text:style-name="T1">. </text:span><text:span text:style-name="T4">JavaScript</text:span></text:h>
      <text:p text:style-name="P12"><text:span text:style-name="T4"/></text:p>
      <text:h text:style-name="P19" text:outline-level="4">1. 1. <text:span text:style-name="T1">3</text:span>. 4. CSS</text:h>
      <text:h text:style-name="P19" text:outline-level="4">1. 1. <text:span text:style-name="T1">3</text:span>. 5. HTML5</text:h>
      <text:h text:style-name="Heading_20_2" text:outline-level="2">1. 2. <text:span text:style-name="T1">Використані інструменти</text:span></text:h>
      <text:h text:style-name="Heading_20_3" text:outline-level="3"><text:span text:style-name="T1">1.</text:span><text:span text:style-name="T3"> </text:span><text:span text:style-name="T1">2</text:span><text:span text:style-name="T3">. </text:span><text:span text:style-name="T1">1.</text:span><text:span text:style-name="T3"> </text:span><text:span text:style-name="T4">NPM(Node Package Manager)</text:span> </text:h>
      <text:h text:style-name="Heading_20_3" text:outline-level="3"><text:span text:style-name="T1">1</text:span><text:span text:style-name="T3">. </text:span><text:span text:style-name="T1">2</text:span><text:span text:style-name="T3">. </text:span><text:span text:style-name="T1">2.</text:span><text:span text:style-name="T3"> </text:span><text:span text:style-name="T4">XAMPP</text:span></text:h>
      <text:h text:style-name="Heading_20_3" text:outline-level="3"><text:span text:style-name="T1">1.</text:span><text:span text:style-name="T3"> </text:span><text:span text:style-name="T1">2</text:span><text:span text:style-name="T3">. </text:span><text:span text:style-name="T1">3.</text:span><text:span text:style-name="T3"> </text:span><text:span text:style-name="T4">Gulp</text:span></text:h>
      <text:h text:style-name="Heading_20_3" text:outline-level="3"><text:span text:style-name="T1">1. 2. 4.</text:span><text:span text:style-name="T3"> </text:span><text:span text:style-name="T4">Бібліотека CKEDITOR</text:span></text:h>
      <text:h text:style-name="Heading_20_3" text:outline-level="3"><text:span text:style-name="T1">1. 2. 4.</text:span><text:span text:style-name="T3"> </text:span><text:span text:style-name="T4">PubSub</text:span></text:h>
      <text:h text:style-name="P4" text:outline-level="2">1. 3. Архітектура проекту</text:h>
      <text:h text:style-name="P5" text:outline-level="3">1. 3. 1. Архітектура бази даних</text:h>
      <text:h text:style-name="P5" text:outline-level="3">1. 3. 2. Архітектура програми</text:h>
      <text:h text:style-name="Heading_20_4" text:outline-level="4"><text:span text:style-name="T1">1</text:span>. <text:span text:style-name="T1">3</text:span>. 2. 1. <text:span text:style-name="T4">PHP</text:span></text:h>
      <text:h text:style-name="Heading_20_4" text:outline-level="4"><text:span text:style-name="T1">1</text:span><text:span text:style-name="T4">. </text:span><text:span text:style-name="T1">3</text:span><text:span text:style-name="T4">. 2. </text:span><text:span text:style-name="T2">2</text:span><text:span text:style-name="T4">. JS</text:span></text:h>
      <text:h text:style-name="P23" text:outline-level="5">1. 3. 2. 2. 1. ES6</text:h>
      <text:h text:style-name="P23" text:outline-level="5">1. 3. 2. 2. 2. jQuery</text:h>
      <text:h text:style-name="Heading_20_4" text:outline-level="4"><text:span text:style-name="T1">1</text:span><text:span text:style-name="T4">. </text:span><text:span text:style-name="T1">3</text:span><text:span text:style-name="T4">. 2. </text:span><text:span text:style-name="T2">3</text:span><text:span text:style-name="T4">. CSS</text:span></text:h>
      <text:h text:style-name="P23" text:outline-level="5">1. 3. 2. 3. 1. SCSS</text:h>
      <text:p text:style-name="P3"/>
      <text:h text:style-name="P7" text:outline-level="1"><text:span text:style-name="T1">2</text:span><text:span text:style-name="T3">. </text:span><text:span text:style-name="T1">Розробка</text:span><text:span text:style-name="T3"> </text:span><text:span text:style-name="T1">веб - застосунку</text:span></text:h>
      <text:h text:style-name="Heading_20_2" text:outline-level="2"><text:span text:style-name="T1">2. 1. </text:span>Структура програми</text:h>
      <text:h text:style-name="Heading_20_3" text:outline-level="3"><text:span text:style-name="T1">2</text:span>. 2. 1. <text:span text:style-name="T1">Модульний підхід</text:span></text:h>
      <text:h text:style-name="Heading_20_3" text:outline-level="3"><text:span text:style-name="T1">2</text:span><text:span text:style-name="T3">. 2. 2. </text:span><text:span text:style-name="T1">Опис</text:span><text:span text:style-name="T2"> </text:span><text:span text:style-name="T1">структури</text:span><text:span text:style-name="T2"> </text:span><text:span text:style-name="T1">програми</text:span></text:h>
      <text:h text:style-name="Heading_20_4" text:outline-level="4"><text:span text:style-name="T1">2</text:span><text:span text:style-name="T3">. 2. 2. </text:span><text:span text:style-name="T1">1</text:span>.<text:span text:style-name="T3"> </text:span><text:span text:style-name="T1">Опис сторінки</text:span></text:h>
      <text:h text:style-name="P4" text:outline-level="2">2. 2. Основні можливості</text:h>
      <text:h text:style-name="P5" text:outline-level="3">2. 2. 2. Ролі</text:h>
      <text:h text:style-name="P18" text:outline-level="4">2. 2. 2. 1. Адміністратор</text:h>
      <text:h text:style-name="P18" text:outline-level="4">2. 2. 2. 2. Координатор</text:h>
      <text:h text:style-name="P18" text:outline-level="4">2. 2. 2. 3. Тренер</text:h>
      <text:h text:style-name="P18" text:outline-level="4">2. 2. 2. 4. Користувач</text:h>
      <text:h text:style-name="P5" text:outline-level="3">2. 2. 3. Можливості сайту</text:h>
      <text:h text:style-name="P18" text:outline-level="4">2. 2. 3. 1. Реєстрація користувачів</text:h>
      <text:h text:style-name="P18" text:outline-level="4">2. 2. 3. 2. Особистий кабінет</text:h>
      <text:h text:style-name="Heading_20_4" text:outline-level="4"><text:span text:style-name="T1">2. 2. 3. 3. Форма зворотнього зв</text:span><text:span text:style-name="T4">'</text:span><text:span text:style-name="T1">язку</text:span></text:h>
      <text:h text:style-name="P18" text:outline-level="4">2. 2. 3. 4. Управління олімпіадами</text:h>
      <text:h text:style-name="P5" text:outline-level="3"><text:soft-page-break/>2. 2. 4. Режим редагування</text:h>
      <text:h text:style-name="P4" text:outline-level="2">2. 3. Приклад використання</text:h>
      <text:h text:style-name="P4" text:outline-level="2">2. 4. Керівництво з експлуатації</text:h>
      <text:h text:style-name="P5" text:outline-level="3">2. 4. 1. Реєстрація координаторів</text:h>
      <text:h text:style-name="P5" text:outline-level="3">2. 4. 2. Реєстрація тренерів</text:h>
      <text:h text:style-name="P5" text:outline-level="3">2. 4. 3. Реєстрація для участі в олімпіаді</text:h>
      <text:h text:style-name="P5" text:outline-level="3">2. 4. 4. Користування режимом редагування</text:h>
      <text:h text:style-name="Heading_20_1" text:outline-level="1">Висновки</text:h>
      <text:h text:style-name="P6" text:outline-level="1">Список літератури</text:h>
      <text:h text:style-name="P6" text:outline-level="1">Додатки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myriad-pro" svg:font-family="myriad-pro, sans-serif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fo:text-align="start" style:justify-single-word="false" style:page-number="auto" fo:keep-with-next="always"/>
      <style:text-properties style:font-name="Times New Roman1" fo:font-size="16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line-height="150%" fo:text-indent="0.5in" style:auto-text-indent="false"/>
      <style:text-properties style:font-name="Times New Roman2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line-height="150%" fo:text-indent="0.5in" style:auto-text-indent="false"/>
      <style:text-properties style:font-name="Times New Roman2" fo:font-size="15pt" fo:font-weight="bold" style:font-size-asian="14pt" style:font-weight-asian="bold" style:font-size-complex="14pt" style:font-weight-complex="bold"/>
    </style:style>
    <style:style style:name="DiplomStyle" style:family="paragraph" style:parent-style-name="Standard" style:next-style-name="Standard" style:class="text" style:master-page-name="">
      <style:paragraph-properties fo:margin-left="0in" fo:margin-right="0in" fo:line-height="150%" fo:text-align="justify" style:justify-single-word="false" fo:text-indent="0.5in" style:auto-text-indent="false" style:page-number="auto" style:shadow="none"/>
      <style:text-properties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2" fo:font-size="18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MS PGothic" style:font-size-asian="10pt" style:font-name-complex="Courier New1" style:font-size-complex="10pt"/>
    </style:style>
    <style:style style:name="Рис" style:family="paragraph" style:parent-style-name="Caption"/>
    <style:style style:name="Illustration" style:family="paragraph" style:parent-style-name="Caption" style:class="extra" style:master-page-name="">
      <style:paragraph-properties fo:text-align="center" style:justify-single-word="false" style:page-number="auto" style:shadow="none"/>
      <style:text-properties fo:font-size="14pt"/>
    </style:style>
    <style:style style:name="Code" style:family="paragraph" style:parent-style-name="Bibliography_20_1" style:next-style-name="DiplomStyle">
      <style:paragraph-properties fo:background-color="#eeeeee" fo:padding="0.0193in" fo:border="0.0008in solid #000000" style:shadow="none">
        <style:background-image/>
      </style:paragraph-properties>
      <style:text-properties style:font-name="Courier New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imple_20_Heading" style:display-name="Simple Heading" style:family="paragraph" style:parent-style-name="Heading_20_1" style:default-outline-level="" style:list-style-name="" style:class="text">
      <style:paragraph-properties fo:text-align="center" style:justify-single-word="false"/>
      <style:text-properties fo:font-size="16pt"/>
    </style:style>
    <style:style style:name="Heading_20_4" style:display-name="Heading 4" style:family="paragraph" style:parent-style-name="DiplomStyle" style:next-style-name="DiplomStyle" style:default-outline-level="4" style:class="text">
      <style:paragraph-properties fo:margin-left="0in" fo:margin-right="0in" fo:text-indent="0.5in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text-indent="0.5in" style:auto-text-indent="false"/>
      <style:text-properties fo:font-size="14pt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Four" style:display-name="Heading Four" style:family="paragraph" style:parent-style-name="DiplomStyle" style:master-page-name="">
      <style:paragraph-properties style:page-number="auto"/>
      <style:text-properties fo:font-size="1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hyphenation-ladder-count="no-limit"/>
      <style:text-properties style:use-window-font-color="true" style:font-name="Times New Roman" fo:font-size="12pt" fo:language="ru" fo:country="RU" style:font-name-asian="Arial" style:font-size-asian="12pt" style:language-asian="zh" style:country-asian="CN" fo:hyphenate="false" fo:hyphenation-remain-char-count="2" fo:hyphenation-push-char-count="2"/>
    </style:style>
    <style:style style:name="Text_20_body_20__28_user_29_" style:display-name="Text body (user)" style:family="paragraph" style:parent-style-name="Default">
      <style:paragraph-properties fo:margin-top="0in" fo:margin-bottom="0.0835in" fo:hyphenation-ladder-count="no-limit"/>
      <style:text-properties style:use-window-font-color="true" style:font-name="Times New Roman" fo:font-size="12pt" fo:language="zxx" fo:country="non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wrap="parallel" style:number-wrapped-paragraphs="no-limit" style:wrap-contour="false" style:vertical-pos="middle" style:vertical-rel="text" fo:background-color="#eeeeee" style:background-transparency="0%" fo:padding="0in" fo:border="none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4M2S</meta:editing-duration>
    <meta:editing-cycles>44</meta:editing-cycles>
    <meta:generator>OpenOffice/4.1.3$Win32 OpenOffice.org_project/413m1$Build-9783</meta:generator>
    <dc:date>2017-06-18T01:46:57.78</dc:date>
    <dc:creator>Ihor Leleka</dc:creator>
    <meta:document-statistic meta:table-count="0" meta:image-count="0" meta:object-count="0" meta:page-count="14" meta:paragraph-count="165" meta:word-count="2177" meta:character-count="14257"/>
    <meta:user-defined meta:name="Info 1"/>
    <meta:user-defined meta:name="Info 2"/>
    <meta:user-defined meta:name="Info 3"/>
    <meta:user-defined meta:name="Info 4"/>
  </office:meta>
</office:document-meta>
</file>